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850000008D10EC6D4679C65316.jpg" manifest:media-type="image/jpeg"/>
  <manifest:file-entry manifest:full-path="Pictures/10000200000001DC000000A6EC8D300C9CB9B74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tos Display" svg:font-family="'Aptos Displa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irst_20_paragraph">
      <style:text-properties fo:language="en" fo:country="US" officeooo:paragraph-rsid="00185ed7"/>
    </style:style>
    <style:style style:name="P2" style:family="paragraph" style:parent-style-name="First_20_paragraph">
      <style:text-properties officeooo:paragraph-rsid="00185ed7"/>
    </style:style>
    <style:style style:name="P3" style:family="paragraph" style:parent-style-name="Header">
      <style:text-properties fo:font-size="12pt" style:font-size-asian="12pt" style:font-size-complex="12pt"/>
    </style:style>
    <style:style style:name="P4" style:family="paragraph" style:parent-style-name="Header">
      <style:paragraph-properties fo:margin-top="0.423cm" fo:margin-bottom="0cm" loext:contextual-spacing="false" fo:text-align="center" style:justify-single-word="false"/>
    </style:style>
    <style:style style:name="P5" style:family="paragraph" style:parent-style-name="Heading_20_1">
      <style:text-properties officeooo:paragraph-rsid="00185ed7"/>
    </style:style>
    <style:style style:name="P6" style:family="paragraph" style:parent-style-name="Heading_20_2">
      <style:text-properties officeooo:paragraph-rsid="00185ed7"/>
    </style:style>
    <style:style style:name="P7" style:family="paragraph" style:parent-style-name="Heading_20_3">
      <style:text-properties officeooo:paragraph-rsid="00185ed7"/>
    </style:style>
    <style:style style:name="P8" style:family="paragraph" style:parent-style-name="Heading_20_4">
      <style:text-properties officeooo:paragraph-rsid="00185ed7"/>
    </style:style>
    <style:style style:name="P9" style:family="paragraph" style:parent-style-name="Horizontal_20_Line">
      <style:text-properties officeooo:paragraph-rsid="00185ed7"/>
    </style:style>
    <style:style style:name="P10" style:family="paragraph" style:parent-style-name="Standard">
      <style:text-properties fo:language="en" fo:country="US"/>
    </style:style>
    <style:style style:name="P11" style:family="paragraph" style:parent-style-name="Standard">
      <style:paragraph-properties>
        <style:tab-stops>
          <style:tab-stop style:position="5.463cm"/>
        </style:tab-stops>
      </style:paragraph-properties>
      <style:text-properties fo:language="en" fo:country="US"/>
    </style:style>
    <style:style style:name="P12" style:family="paragraph" style:parent-style-name="Standard">
      <style:paragraph-properties>
        <style:tab-stops>
          <style:tab-stop style:position="3.738cm"/>
        </style:tab-stops>
      </style:paragraph-properties>
    </style:style>
    <style:style style:name="P13" style:family="paragraph" style:parent-style-name="Standard">
      <style:paragraph-properties fo:margin-top="0cm" fo:margin-bottom="0cm" loext:contextual-spacing="false" fo:line-height="100%">
        <style:tab-stops>
          <style:tab-stop style:position="5.463cm"/>
        </style:tab-stops>
      </style:paragraph-properties>
    </style:style>
    <style:style style:name="P14"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style:font-size-asian="10pt" style:font-weight-asian="bold" style:font-size-complex="10pt" style:font-weight-complex="bold"/>
    </style:style>
    <style:style style:name="P15" style:family="paragraph" style:parent-style-name="Standard">
      <style:paragraph-properties fo:margin-top="0cm" fo:margin-bottom="0cm" loext:contextual-spacing="false" fo:line-height="100%" fo:orphans="0" fo:widows="0" fo:padding="0cm" fo:border="none"/>
      <style:text-properties fo:color="#000000" style:font-name="Aptos Display" fo:font-size="12pt" style:font-name-asian="Cambria1" style:font-size-asian="12pt" style:font-name-complex="Cambria1" style:font-size-complex="12pt"/>
    </style:style>
    <style:style style:name="P16" style:family="paragraph" style:parent-style-name="Standard">
      <style:paragraph-properties fo:margin-top="0cm" fo:margin-bottom="0cm" loext:contextual-spacing="false" fo:line-height="100%" fo:text-align="center" style:justify-single-word="false" fo:orphans="0" fo:widows="0" fo:padding="0cm" fo:border="none"/>
    </style:style>
    <style:style style:name="P17" style:family="paragraph" style:parent-style-name="Standard">
      <style:paragraph-properties fo:margin-top="0cm" fo:margin-bottom="0cm" loext:contextual-spacing="false" fo:line-height="100%" fo:orphans="0" fo:widows="0" fo:padding="0cm" fo:border="none"/>
    </style:style>
    <style:style style:name="P18" style:family="paragraph" style:parent-style-name="Standard">
      <style:paragraph-properties fo:margin-top="0.106cm" fo:margin-bottom="0cm" loext:contextual-spacing="false" fo:line-height="100%" fo:text-align="center" style:justify-single-word="false"/>
      <style:text-properties style:font-name="Calibri" fo:language="en" fo:country="US" style:font-name-complex="Calibri1"/>
    </style:style>
    <style:style style:name="P19" style:family="paragraph" style:parent-style-name="Standard" style:master-page-name="Standard">
      <style:paragraph-properties style:page-number="auto">
        <style:tab-stops>
          <style:tab-stop style:position="5.463cm"/>
        </style:tab-stops>
      </style:paragraph-properties>
      <style:text-properties fo:language="en" fo:country="US"/>
    </style:style>
    <style:style style:name="T1" style:family="text">
      <style:text-properties fo:language="en" fo:country="US"/>
    </style:style>
    <style:style style:name="T2" style:family="text">
      <style:text-properties fo:font-variant="small-caps" fo:color="#000000" style:font-name="Aptos Display" fo:font-size="18pt" fo:font-weight="bold" style:font-name-asian="Cambria1" style:font-size-asian="18pt" style:font-weight-asian="bold" style:font-name-complex="Cambria1" style:font-size-complex="18pt"/>
    </style:style>
    <style:style style:name="T3" style:family="text">
      <style:text-properties fo:color="#000000" style:font-name="Aptos Display" fo:font-size="7pt" style:font-name-asian="Cambria1" style:font-size-asian="7pt" style:font-name-complex="Cambria1" style:font-size-complex="7pt"/>
    </style:style>
    <style:style style:name="T4" style:family="text">
      <style:text-properties fo:color="#000000" style:font-name="Aptos Display" fo:font-size="8pt" style:font-name-asian="Cambria1" style:font-size-asian="8pt" style:font-name-complex="Cambria1" style:font-size-complex="8pt"/>
    </style:style>
    <style:style style:name="T5" style:family="text">
      <style:text-properties fo:color="#000000" style:font-name="Aptos Display" fo:font-size="15pt" style:font-name-asian="Cambria1" style:font-size-asian="15pt" style:font-name-complex="Cambria1" style:font-size-complex="15pt"/>
    </style:style>
    <style:style style:name="T6" style:family="text">
      <style:text-properties fo:color="#000000" style:font-name="Aptos Display" fo:font-size="12pt" style:font-name-asian="Cambria1" style:font-size-asian="12pt" style:font-name-complex="Cambria1" style:font-size-complex="12pt"/>
    </style:style>
    <style:style style:name="T7" style:family="text">
      <style:text-properties style:font-name="Aptos Display" fo:font-size="7pt" style:font-name-asian="Cambria1" style:font-size-asian="7pt" style:font-name-complex="Cambria1" style:font-size-complex="7pt"/>
    </style:style>
    <style:style style:name="T8" style:family="text">
      <style:text-properties style:font-name="Aptos Display" fo:font-size="15pt" style:font-name-asian="Cambria1" style:font-size-asian="15pt" style:font-name-complex="Cambria1" style:font-size-complex="15pt"/>
    </style:style>
    <style:style style:name="T9" style:family="text">
      <style:text-properties fo:font-size="12pt" fo:language="en" fo:country="US" fo:font-weight="bold" style:font-size-asian="12pt" style:font-weight-asian="bold" style:font-name-complex="Calibri1" style:font-size-complex="12pt" style:font-weight-complex="bold"/>
    </style:style>
    <style:style style:name="T10" style:family="text">
      <style:text-properties fo:font-size="10pt" fo:language="en" fo:country="US" fo:font-weight="bold" style:font-size-asian="10pt" style:font-weight-asian="bold" style:font-size-complex="10pt" style:font-weight-complex="bold"/>
    </style:style>
    <style:style style:name="T11" style:family="text">
      <style:text-properties fo:font-size="10pt" fo:language="en" fo:country="US" fo:font-weight="bold" officeooo:rsid="00185ed7" style:font-size-asian="10pt" style:font-weight-asian="bold" style:font-size-complex="10pt" style:font-weight-complex="bold"/>
    </style:style>
    <style:style style:name="T12" style:family="text">
      <style:text-properties fo:font-size="10pt" fo:language="en" fo:country="US" style:font-size-asian="10pt" style:font-size-complex="10pt"/>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style:font-size-asian="10pt" style:font-size-complex="10pt"/>
    </style:style>
    <style:style style:name="T15" style:family="text">
      <style:text-properties fo:font-size="9pt" fo:language="en" fo:country="US" style:font-size-asian="9pt" style:font-size-complex="9pt"/>
    </style:style>
    <style:style style:name="T16" style:family="text">
      <style:text-properties fo:font-size="8pt" fo:language="en" fo:country="US" style:font-size-asian="8pt" style:font-size-complex="8pt"/>
    </style:style>
    <style:style style:name="T17"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1"/>
      <text:h text:style-name="P5" text:outline-level="1"><text:bookmark-start text:name="software-requirements-specification-srs-template"/>Software Requirements Specification (SRS) Template<text:bookmark-end text:name="software-requirements-specification-srs-template"/></text:h>
      <text:h text:style-name="P6" text:outline-level="2"><text:bookmark-start text:name="based-on-ieee-830-standard"/>Based on IEEE 830 Standard<text:bookmark-end text:name="based-on-ieee-830-standard"/></text:h>
      <text:h text:style-name="P7" text:outline-level="3"><text:bookmark-start text:name="document-control-information"/>Document Control Information<text:bookmark-end text:name="document-control-information"/></text:h>
      <text:p text:style-name="P2"><text:span text:style-name="T17">Document Title:</text:span> Software Requirements Specification<text:line-break/><text:span text:style-name="T17">Version:</text:span> 1.0<text:line-break/><text:span text:style-name="T17">Date:</text:span> [Date]<text:line-break/><text:span text:style-name="T17">Status:</text:span> [Draft/Final]<text:line-break/><text:span text:style-name="T17">Prepared by:</text:span> [Name]<text:line-break/><text:span text:style-name="T17">Approved by:</text:span> [Name]</text:p>
      <text:p text:style-name="P9"/>
      <text:h text:style-name="P6" text:outline-level="2"><text:bookmark-start text:name="introduction"/>1. Introduction<text:bookmark-end text:name="introduction"/></text:h>
      <text:h text:style-name="P7" text:outline-level="3"><text:bookmark-start text:name="purpose"/>1.1 Purpose<text:bookmark-end text:name="purpose"/></text:h>
      <text:p text:style-name="P2">[Describe the purpose of this SRS document and its intended audience]</text:p>
      <text:h text:style-name="P7" text:outline-level="3"><text:bookmark-start text:name="scope"/>1.2 Scope<text:bookmark-end text:name="scope"/></text:h>
      <text:p text:style-name="P2">[Define the software product to be produced, what it will and will not do, and the benefits, objectives, and goals]</text:p>
      <text:h text:style-name="P7" text:outline-level="3"><text:bookmark-start text:name="definitions-acronyms-and-abbreviations"/>1.3 Definitions, Acronyms, and Abbreviations<text:bookmark-end text:name="definitions-acronyms-and-abbreviations"/></text:h>
      <text:p text:style-name="P2">[List any definitions, acronyms, and abbreviations used in the document]</text:p>
      <text:h text:style-name="P7" text:outline-level="3"><text:bookmark-start text:name="references"/>1.4 References<text:bookmark-end text:name="references"/></text:h>
      <text:p text:style-name="P2">[List any other documents or sources referenced in this SRS]</text:p>
      <text:h text:style-name="P7" text:outline-level="3"><text:bookmark-start text:name="overview"/>1.5 Overview<text:bookmark-end text:name="overview"/></text:h>
      <text:p text:style-name="P2">[Provide an overview of the remainder of the SRS document]</text:p>
      <text:p text:style-name="P9"><text:soft-page-break/></text:p>
      <text:h text:style-name="P6" text:outline-level="2"><text:bookmark-start text:name="overall-description"/>2. Overall Description<text:bookmark-end text:name="overall-description"/></text:h>
      <text:h text:style-name="P7" text:outline-level="3"><text:bookmark-start text:name="product-perspective"/>2.1 Product Perspective<text:bookmark-end text:name="product-perspective"/></text:h>
      <text:p text:style-name="P2">[Describe the context and origin of the product, how it relates to other products, and if it is a replacement, upgrade, or new system]</text:p>
      <text:h text:style-name="P7" text:outline-level="3"><text:bookmark-start text:name="product-functions"/>2.2 Product Functions<text:bookmark-end text:name="product-functions"/></text:h>
      <text:p text:style-name="P2">[Summarize the major functions the product must perform]</text:p>
      <text:h text:style-name="P7" text:outline-level="3"><text:bookmark-start text:name="user-characteristics"/>2.3 User Characteristics<text:bookmark-end text:name="user-characteristics"/></text:h>
      <text:p text:style-name="P2">[Describe the general characteristics of the intended users including educational level, experience, and technical expertise]</text:p>
      <text:h text:style-name="P7" text:outline-level="3"><text:bookmark-start text:name="constraints"/>2.4 Constraints<text:bookmark-end text:name="constraints"/></text:h>
      <text:p text:style-name="P2">[Provide a general description of any other items that will limit the developer’s options]</text:p>
      <text:h text:style-name="P7" text:outline-level="3"><text:bookmark-start text:name="assumptions-and-dependencies"/>2.5 Assumptions and Dependencies<text:bookmark-end text:name="assumptions-and-dependencies"/></text:h>
      <text:p text:style-name="P2">[List each of the factors that affect the requirements stated in the SRS]</text:p>
      <text:h text:style-name="P7" text:outline-level="3"><text:bookmark-start text:name="apportioning-of-requirements"/>2.6 Apportioning of Requirements<text:bookmark-end text:name="apportioning-of-requirements"/></text:h>
      <text:p text:style-name="P2">[Identify requirements that may be delayed until future versions of the system]</text:p>
      <text:p text:style-name="P9"/>
      <text:h text:style-name="P6" text:outline-level="2"><text:bookmark-start text:name="specific-requirements"/>3. Specific Requirements<text:bookmark-end text:name="specific-requirements"/></text:h>
      <text:h text:style-name="P7" text:outline-level="3"><text:bookmark-start text:name="external-interface-requirements"/>3.1 External Interface Requirements<text:bookmark-end text:name="external-interface-requirements"/></text:h>
      <text:h text:style-name="P8" text:outline-level="4"><text:bookmark-start text:name="user-interfaces"/>3.1.1 User Interfaces<text:bookmark-end text:name="user-interfaces"/></text:h>
      <text:p text:style-name="P2">[Describe the logical characteristics of each interface between the software product and its users]</text:p>
      <text:h text:style-name="P8" text:outline-level="4"><text:bookmark-start text:name="hardware-interfaces"/>3.1.2 Hardware Interfaces<text:bookmark-end text:name="hardware-interfaces"/></text:h>
      <text:p text:style-name="P2">[Specify the logical characteristics of each interface between the software product and the hardware components of the system]</text:p>
      <text:h text:style-name="P8" text:outline-level="4"><text:bookmark-start text:name="software-interfaces"/><text:soft-page-break/>3.1.3 Software Interfaces<text:bookmark-end text:name="software-interfaces"/></text:h>
      <text:p text:style-name="P2">[Specify the use of other required software products and interfaces with other application systems]</text:p>
      <text:h text:style-name="P8" text:outline-level="4"><text:bookmark-start text:name="communications-interfaces"/>3.1.4 Communications Interfaces<text:bookmark-end text:name="communications-interfaces"/></text:h>
      <text:p text:style-name="P2">[Specify the various interfaces to communications such as local network protocols]</text:p>
      <text:h text:style-name="P7" text:outline-level="3"><text:bookmark-start text:name="functional-requirements"/>3.2 Functional Requirements<text:bookmark-end text:name="functional-requirements"/></text:h>
      <text:p text:style-name="P2">[Define the fundamental actions that must take place in the software in accepting and processing the inputs and in processing and generating the outputs]</text:p>
      <text:h text:style-name="P8" text:outline-level="4"><text:bookmark-start text:name="functional-requirement-1"/>3.2.1 [Functional Requirement 1]<text:bookmark-end text:name="functional-requirement-1"/></text:h>
      <text:p text:style-name="P2">[Description]</text:p>
      <text:h text:style-name="P8" text:outline-level="4"><text:bookmark-start text:name="functional-requirement-2"/>3.2.2 [Functional Requirement 2]<text:bookmark-end text:name="functional-requirement-2"/></text:h>
      <text:p text:style-name="P2">[Description]</text:p>
      <text:h text:style-name="P7" text:outline-level="3"><text:bookmark-start text:name="performance-requirements"/>3.3 Performance Requirements<text:bookmark-end text:name="performance-requirements"/></text:h>
      <text:p text:style-name="P2">[Specify both the static and the dynamic numerical requirements placed on the software or on human interaction with the software]</text:p>
      <text:h text:style-name="P7" text:outline-level="3"><text:bookmark-start text:name="design-constraints"/>3.4 Design Constraints<text:bookmark-end text:name="design-constraints"/></text:h>
      <text:p text:style-name="P2">[Specify constraints on the system design imposed by external standards, regulatory requirements, or project limitations]</text:p>
      <text:h text:style-name="P7" text:outline-level="3"><text:bookmark-start text:name="software-system-attributes"/>3.5 Software System Attributes<text:bookmark-end text:name="software-system-attributes"/></text:h>
      <text:h text:style-name="P8" text:outline-level="4"><text:bookmark-start text:name="reliability"/>3.5.1 Reliability<text:bookmark-end text:name="reliability"/></text:h>
      <text:p text:style-name="P2">[Specify the factors required to establish the required reliability of the software system at time of delivery]</text:p>
      <text:h text:style-name="P8" text:outline-level="4"><text:bookmark-start text:name="availability"/>3.5.2 Availability<text:bookmark-end text:name="availability"/></text:h>
      <text:p text:style-name="P2">[Specify the factors required to guarantee a defined availability level for the entire system]</text:p>
      <text:h text:style-name="P8" text:outline-level="4"><text:bookmark-start text:name="security"/>3.5.3 Security<text:bookmark-end text:name="security"/></text:h>
      <text:p text:style-name="P2">[Specify the requirements to protect the software from accidental or malicious access, use, modification, destruction, or disclosure]</text:p>
      <text:h text:style-name="P8" text:outline-level="4"><text:bookmark-start text:name="maintainability"/><text:soft-page-break/>3.5.4 Maintainability<text:bookmark-end text:name="maintainability"/></text:h>
      <text:p text:style-name="P2">[Specify attributes of software that relate to the ease of maintenance of the software itself]</text:p>
      <text:h text:style-name="P8" text:outline-level="4"><text:bookmark-start text:name="portability"/>3.5.5 Portability<text:bookmark-end text:name="portability"/></text:h>
      <text:p text:style-name="P2">[Specify attributes of software that relate to the ease of porting the software to other host machines and/or operating systems]</text:p>
      <text:h text:style-name="P7" text:outline-level="3"><text:bookmark-start text:name="other-requirements"/>3.6 Other Requirements<text:bookmark-end text:name="other-requirements"/></text:h>
      <text:p text:style-name="P2">[Define any other requirements not covered elsewhere in the SRS]</text:p>
      <text:p text:style-name="P9"/>
      <text:h text:style-name="P6" text:outline-level="2"><text:bookmark-start text:name="supporting-information"/>4. Supporting Information<text:bookmark-end text:name="supporting-information"/></text:h>
      <text:h text:style-name="P7" text:outline-level="3"><text:bookmark-start text:name="table-of-contents"/>4.1 Table of Contents<text:bookmark-end text:name="table-of-contents"/></text:h>
      <text:p text:style-name="P2">[Provide a table of contents for the SRS]</text:p>
      <text:h text:style-name="P7" text:outline-level="3"><text:bookmark-start text:name="appendices"/>4.2 Appendices<text:bookmark-end text:name="appendices"/></text:h>
      <text:p text:style-name="P2">[Include any appendices that may be helpful to clarify or support the requirements]</text:p>
      <text:p text:style-name="P9"/>
      <text:p text:style-name="P1"><text:span text:style-name="T17">Note:</text:span> This template follows the IEEE 830 standard for Software Requirements Specifications. Each section should be completed with specific information relevant to your project. Sections may be added, removed, or modified as needed to suit the specific needs of your project while maintaining compliance with the standard.</text:p>
      <text:p text:style-name="P10"/>
      <text:p text:style-name="P10"/>
      <text:p text:style-name="P10"/>
      <text:p text:style-name="P10"/>
      <text:p text:style-name="P10"/>
      <text:p text:style-name="P10"/>
      <text:p text:style-name="P10"><text:soft-page-break/></text:p>
      <text:p text:style-name="P12"><text:span text:style-name="T1"><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tos Display" svg:font-family="'Aptos Displa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635cm" fo:margin-bottom="0.141cm" loext:contextual-spacing="false" fo:keep-together="always" fo:keep-with-next="always"/>
      <style:text-properties fo:color="#365f91" style:font-name="Cambria" fo:font-family="Cambria"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141cm" loext:contextual-spacing="false" fo:keep-together="always" fo:keep-with-next="always"/>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141cm" loext:contextual-spacing="false" fo:keep-together="always" fo:keep-with-next="always"/>
      <style:text-properties fo:color="#365f91"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071cm" loext:contextual-spacing="false" fo:keep-together="always" fo:keep-with-next="always"/>
      <style:text-properties fo:color="#365f91"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071cm" loext:contextual-spacing="false" fo:keep-together="always" fo:keep-with-next="always"/>
      <style:text-properties fo:color="#365f91"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595959"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keep-together="always" fo:keep-with-next="always"/>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fo:keep-together="always" fo:keep-with-next="always"/>
      <style:text-properties fo:color="#272727"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41cm" loext:contextual-spacing="true" fo:line-height="100%"/>
      <style:text-properties style:font-name="Cambria" fo:font-family="Cambria"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style:default-outline-level="">
      <style:paragraph-properties fo:margin-top="0.282cm" fo:margin-bottom="0.282cm" loext:contextual-spacing="false"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365f91" fo:border-bottom="0.51pt solid #365f91"/>
      <style:text-properties fo:color="#365f91"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irst_20_paragraph" style:display-name="First paragraph" style:family="paragraph" style:parent-style-name="Text_20_body" style:next-style-name="Text_20_body"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365f91"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style:text-properties fo:color="#365f91"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365f91"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595959"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style:text-properties fo:color="#272727"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365f91" fo:font-style="italic" style:font-style-asian="italic" style:font-style-complex="italic"/>
    </style:style>
    <style:style style:name="Intense_20_Quote_20_Char" style:display-name="Intense Quote Char" style:family="text" style:parent-style-name="Default_20_Paragraph_20_Font">
      <style:text-properties fo:color="#365f91" fo:font-style="italic" style:font-style-asian="italic" style:font-style-complex="italic"/>
    </style:style>
    <style:style style:name="Intense_20_Reference" style:display-name="Intense Reference" style:family="text" style:parent-style-name="Default_20_Paragraph_20_Font">
      <style:text-properties fo:font-variant="small-caps" fo:color="#365f91" fo:letter-spacing="0.009cm"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8.464cm" fo:margin-top="0cm" fo:margin-bottom="0cm" table:align="center"/>
    </style:style>
    <style:style style:name="Table2.A" style:family="table-column">
      <style:table-column-properties style:column-width="18.464cm"/>
    </style:style>
    <style:style style:name="Table2.1" style:family="table-row">
      <style:table-row-properties style:min-row-height="2.244cm" fo:keep-together="auto"/>
    </style:style>
    <style:style style:name="Table2.A1" style:family="table-cell">
      <style:table-cell-properties fo:padding-left="0.191cm" fo:padding-right="0.191cm" fo:padding-top="0cm" fo:padding-bottom="0cm" fo:border="0.5pt solid #000000"/>
    </style:style>
    <style:style style:name="Table1" style:family="table">
      <style:table-properties style:width="17.224cm" fo:margin-top="0cm" fo:margin-bottom="0cm" table:align="center" style:may-break-between-rows="false" style:writing-mode="lr-tb"/>
    </style:style>
    <style:style style:name="Table1.A" style:family="table-column">
      <style:table-column-properties style:column-width="2.409cm"/>
    </style:style>
    <style:style style:name="Table1.B" style:family="table-column">
      <style:table-column-properties style:column-width="12.779cm"/>
    </style:style>
    <style:style style:name="Table1.C" style:family="table-column">
      <style:table-column-properties style:column-width="2.036cm"/>
    </style:style>
    <style:style style:name="Table1.1" style:family="table-row">
      <style:table-row-properties style:min-row-height="1.423cm" fo:keep-together="always"/>
    </style:style>
    <style:style style:name="Table1.A1" style:family="table-cell">
      <style:table-cell-properties fo:padding-left="0.191cm" fo:padding-right="0.191cm" fo:padding-top="0cm" fo:padding-bottom="0cm" fo:border="0.5pt solid #ffffff"/>
    </style:style>
    <style:style style:name="Table3" style:family="table">
      <style:table-properties style:width="18.503cm" fo:margin-left="-1.259cm" fo:margin-top="0cm" fo:margin-bottom="0cm" table:align="left" style:writing-mode="lr-tb"/>
    </style:style>
    <style:style style:name="Table3.A" style:family="table-column">
      <style:table-column-properties style:column-width="6.249cm"/>
    </style:style>
    <style:style style:name="Table3.B" style:family="table-column">
      <style:table-column-properties style:column-width="6.003cm"/>
    </style:style>
    <style:style style:name="Table3.C" style:family="table-column">
      <style:table-column-properties style:column-width="6.25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MP1" style:family="paragraph" style:parent-style-name="Header">
      <style:paragraph-properties fo:margin-top="0.423cm" fo:margin-bottom="0cm" loext:contextual-spacing="false" fo:text-align="center" style:justify-single-word="false"/>
    </style:style>
    <style:style style:name="MP2" style:family="paragraph" style:parent-style-name="Header">
      <style:text-properties fo:font-size="12pt" style:font-size-asian="12pt" style:font-size-complex="12pt"/>
    </style:style>
    <style:style style:name="MP3" style:family="paragraph" style:parent-style-name="Standard">
      <style:paragraph-properties fo:margin-top="0.106cm" fo:margin-bottom="0cm" loext:contextual-spacing="false" fo:line-height="100%" fo:text-align="center" style:justify-single-word="false"/>
      <style:text-properties style:font-name="Calibri" fo:language="en" fo:country="US" style:font-name-complex="Calibri1"/>
    </style:style>
    <style:style style:name="MP4" style:family="paragraph" style:parent-style-name="Standard">
      <style:paragraph-properties fo:margin-top="0cm" fo:margin-bottom="0cm" loext:contextual-spacing="false" fo:line-height="100%" fo:orphans="0" fo:widows="0" fo:padding="0cm" fo:border="none"/>
      <style:text-properties fo:color="#000000" style:font-name="Aptos Display" fo:font-size="12pt" style:font-name-asian="Cambria1" style:font-size-asian="12pt" style:font-name-complex="Cambria1" style:font-size-complex="12pt"/>
    </style:style>
    <style:style style:name="MP5" style:family="paragraph" style:parent-style-name="Standard">
      <style:paragraph-properties fo:margin-top="0cm" fo:margin-bottom="0cm" loext:contextual-spacing="false" fo:line-height="100%" fo:text-align="center" style:justify-single-word="false" fo:orphans="0" fo:widows="0" fo:padding="0cm" fo:border="none"/>
    </style:style>
    <style:style style:name="MP6" style:family="paragraph" style:parent-style-name="Standard">
      <style:paragraph-properties fo:margin-top="0cm" fo:margin-bottom="0cm" loext:contextual-spacing="false" fo:line-height="100%" fo:orphans="0" fo:widows="0" fo:padding="0cm" fo:border="none"/>
    </style:style>
    <style:style style:name="MP7" style:family="paragraph" style:parent-style-name="Standard">
      <style:paragraph-properties fo:margin-top="0cm" fo:margin-bottom="0cm" loext:contextual-spacing="false" fo:line-height="100%">
        <style:tab-stops>
          <style:tab-stop style:position="5.463cm"/>
        </style:tab-stops>
      </style:paragraph-properties>
    </style:style>
    <style:style style:name="MP8"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style:font-size-asian="10pt" style:font-weight-asian="bold" style:font-size-complex="10pt" style:font-weight-complex="bold"/>
    </style:style>
    <style:style style:name="MT1" style:family="text">
      <style:text-properties fo:font-size="12pt" fo:language="en" fo:country="US" fo:font-weight="bold" style:font-size-asian="12pt" style:font-weight-asian="bold" style:font-name-complex="Calibri1" style:font-size-complex="12pt" style:font-weight-complex="bold"/>
    </style:style>
    <style:style style:name="MT2" style:family="text">
      <style:text-properties fo:font-size="10pt" fo:language="en" fo:country="US" style:font-size-asian="10pt" style:font-size-complex="10pt"/>
    </style:style>
    <style:style style:name="MT3" style:family="text">
      <style:text-properties fo:font-size="9pt" fo:language="en" fo:country="US" style:font-size-asian="9pt" style:font-size-complex="9pt"/>
    </style:style>
    <style:style style:name="MT4" style:family="text">
      <style:text-properties fo:font-size="8pt" fo:language="en" fo:country="US" style:font-size-asian="8pt" style:font-size-complex="8pt"/>
    </style:style>
    <style:style style:name="MT5" style:family="text">
      <style:text-properties fo:font-size="10pt" fo:font-weight="bold" style:font-size-asian="10pt" style:font-weight-asian="bold" style:font-size-complex="10pt" style:font-weight-complex="bold"/>
    </style:style>
    <style:style style:name="MT6" style:family="text">
      <style:text-properties fo:font-size="10pt" style:font-size-asian="10pt" style:font-size-complex="10pt"/>
    </style:style>
    <style:style style:name="MT7" style:family="text">
      <style:text-properties fo:font-variant="small-caps" fo:color="#000000" style:font-name="Aptos Display" fo:font-size="18pt" fo:font-weight="bold" style:font-name-asian="Cambria1" style:font-size-asian="18pt" style:font-weight-asian="bold" style:font-name-complex="Cambria1" style:font-size-complex="18pt"/>
    </style:style>
    <style:style style:name="MT8" style:family="text">
      <style:text-properties fo:color="#000000" style:font-name="Aptos Display" fo:font-size="7pt" style:font-name-asian="Cambria1" style:font-size-asian="7pt" style:font-name-complex="Cambria1" style:font-size-complex="7pt"/>
    </style:style>
    <style:style style:name="MT9" style:family="text">
      <style:text-properties style:font-name="Aptos Display" fo:font-size="7pt" style:font-name-asian="Cambria1" style:font-size-asian="7pt" style:font-name-complex="Cambria1" style:font-size-complex="7pt"/>
    </style:style>
    <style:style style:name="MT10" style:family="text">
      <style:text-properties fo:color="#000000" style:font-name="Aptos Display" fo:font-size="8pt" style:font-name-asian="Cambria1" style:font-size-asian="8pt" style:font-name-complex="Cambria1" style:font-size-complex="8pt"/>
    </style:style>
    <style:style style:name="MT11" style:family="text">
      <style:text-properties style:font-name="Aptos Display" fo:font-size="15pt" style:font-name-asian="Cambria1" style:font-size-asian="15pt" style:font-name-complex="Cambria1" style:font-size-complex="15pt"/>
    </style:style>
    <style:style style:name="MT12" style:family="text">
      <style:text-properties fo:font-size="10pt" fo:language="en" fo:country="US" fo:font-weight="bold" style:font-size-asian="10pt" style:font-weight-asian="bold" style:font-size-complex="10pt" style:font-weight-complex="bold"/>
    </style:style>
    <style:style style:name="MT13" style:family="text">
      <style:text-properties fo:font-size="10pt" fo:language="en" fo:country="US" fo:font-weight="bold" officeooo:rsid="00185ed7" style:font-size-asian="10pt" style:font-weight-asian="bold" style:font-size-complex="10pt"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847cm" fo:margin-left="0.847cm" fo:margin-right="0.847cm" fo:border-top="none" fo:border-bottom="0.51pt solid #17365d" fo:border-left="0.51pt solid #17365d" fo:border-right="0.51pt solid #17365d" fo:padding-top="0cm" fo:padding-bottom="0.385cm" fo:padding-left="1.676cm" fo:padding-right="1.676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0.847cm" fo:margin-left="0.847cm" fo:margin-right="0.847cm" fo:border-top="none" fo:border-bottom="0.51pt solid #17365d" fo:border-left="0.51pt solid #17365d" fo:border-right="0.51pt solid #17365d" fo:padding-top="0cm" fo:padding-bottom="1.134cm" fo:padding-left="1.134cm" fo:padding-right="1.13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row table:style-name="Table2.1">
            <table:table-cell table:style-name="Table2.A1" office:value-type="string">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MP4"><draw:frame draw:style-name="Mfr1" draw:name="Picture 4" text:anchor-type="char" svg:x="-0.212cm" svg:y="0.132cm" svg:width="2.028cm" svg:height="1.067cm" draw:z-index="4"><draw:image xlink:href="Pictures/10000200000001DC000000A6EC8D300C9CB9B74F.png" xlink:type="simple" xlink:show="embed" xlink:actuate="onLoad" loext:mime-type="image/png"/><svg:desc>C:\Users\user\Pictures\nitteimg-footer.png</svg:desc></draw:frame></text:p>
                    </table:table-cell>
                    <table:table-cell table:style-name="Table1.A1" office:value-type="string">
                      <text:p text:style-name="MP5"><text:span text:style-name="MT7">Nitte Meenakshi Institute of Technology</text:span></text:p>
                      <text:p text:style-name="MP5"><text:span text:style-name="MT8">(AN AUTONOMOUS INSTITUTION )</text:span></text:p>
                      <text:p text:style-name="MP5"><text:span text:style-name="MT8">APPROVED AND </text:span><text:span text:style-name="MT9">ACCREDITED</text:span><text:span text:style-name="MT8"> BY AICTE ,AFFILIATED TO VISVESVARAYA TECHNOLOGICAL UNIVERSITY, </text:span></text:p>
                      <text:p text:style-name="MP5"><text:span text:style-name="MT10">PB NO. 6429, YELAHANKA, BANGALORE 560-064, KARNATAKA</text:span></text:p>
                      <text:p text:style-name="MP5"><text:span text:style-name="MT11">Department of Information Science and Engineering</text:span></text:p>
                    </table:table-cell>
                    <table:table-cell table:style-name="Table1.A1" office:value-type="string">
                      <text:p text:style-name="MP6"><draw:frame draw:style-name="Mfr2" draw:name="Picture 3" text:anchor-type="as-char" svg:width="2.028cm" svg:height="1.958cm" draw:z-index="9"><draw:image xlink:href="Pictures/10000000000000850000008D10EC6D4679C65316.jpg" xlink:type="simple" xlink:show="embed" xlink:actuate="onLoad" loext:mime-type="image/jpeg"/><svg:desc>http://www.nmit.ac.in/Images/logo.jpg</svg:desc></draw:frame><text:bookmark text:name="_Hlk191643481"/></text:p>
                    </table:table-cell>
                  </table:table-row>
                </table:table-header-rows>
              </table:table>
              <text:p text:style-name="MP3"/>
            </table:table-cell>
          </table:table-row>
        </table:table>
        <text:p text:style-name="MP1"><text:span text:style-name="MT1">SOFTWARE ENGINEERING LABORATORY (22IS43) TASK EXECUTION SHEET</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7"><text:span text:style-name="MT12">Name: </text:span><text:span text:style-name="MT13">Manishankar Reddy Y</text:span></text:p>
            </table:table-cell>
            <table:table-cell table:style-name="Table3.A1" office:value-type="string">
              <text:p text:style-name="MP7"><text:span text:style-name="MT12">USN: </text:span><text:span text:style-name="MT13">1NT23IS117</text:span></text:p>
            </table:table-cell>
            <table:table-cell table:style-name="Table3.A1" office:value-type="string">
              <text:p text:style-name="MP7"><text:span text:style-name="MT12">Date:</text:span><text:span text:style-name="MT13">23/04/2025</text:span></text:p>
            </table:table-cell>
          </table:table-row>
          <table:table-row table:style-name="Table3.1">
            <table:table-cell table:style-name="Table3.A1" office:value-type="string">
              <text:p text:style-name="MP7"><text:span text:style-name="MT12">Lab Activity # / Task #: </text:span><text:span text:style-name="MT13">5/1</text:span></text:p>
            </table:table-cell>
            <table:table-cell table:style-name="Table3.A1" office:value-type="string">
              <text:p text:style-name="MP7"><text:span text:style-name="MT12">Document name:</text:span><text:span text:style-name="MT13">IEEE specification template</text:span></text:p>
            </table:table-cell>
            <table:table-cell table:style-name="Table3.A1" office:value-type="string">
              <text:p text:style-name="MP7"><text:span text:style-name="MT12">Submitted details: </text:span><text:span text:style-name="MT13">Template</text:span></text:p>
              <text:p text:style-name="MP8"/>
            </table:table-cell>
          </table:table-row>
        </table:table>
        <text:p text:style-name="MP2"/>
      </style:header>
      <style:footer>
        <text:p text:style-name="Footer"><text:span text:style-name="MT2">SE_Lab-Activity Document (Ref: </text:span><text:bookmark-start text:name="_Hlk191643895"/><text:span text:style-name="MT3">SE_Lab-Manual</text:span><text:bookmark-end text:name="_Hlk191643895"/><text:span text:style-name="MT3">_28Feb25-V_1.0</text:span><text:span text:style-name="MT4">d) <text:s text:c="44"/></text:span><text:span text:style-name="MT2"><text:tab/>Page</text:span><text:span text:style-name="MT5"> </text:span><text:span text:style-name="MT5"><text:page-number text:select-page="current">5</text:page-number></text:span><text:span text:style-name="MT6"><text:s/>of </text:span><text:span text:style-name="MT5"><text:page-count>5</text:page-count></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alachandra A</meta:initial-creator>
    <meta:editing-cycles>4</meta:editing-cycles>
    <meta:creation-date>2025-02-28T08:27:00</meta:creation-date>
    <dc:date>2025-04-23T09:19:55.324786121</dc:date>
    <meta:editing-duration>PT17M46S</meta:editing-duration>
    <meta:generator>LibreOffice/6.4.7.2$Linux_X86_64 LibreOffice_project/40$Build-2</meta:generator>
    <meta:document-statistic meta:table-count="3" meta:image-count="2" meta:object-count="0" meta:page-count="5" meta:paragraph-count="82" meta:word-count="623" meta:character-count="4438" meta:non-whitespace-character-count="3848"/>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